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048" officeooo:paragraph-rsid="00037048"/>
    </style:style>
    <style:style style:name="P2" style:family="paragraph" style:parent-style-name="Standard">
      <style:text-properties officeooo:rsid="00037048" officeooo:paragraph-rsid="00038bc2"/>
    </style:style>
    <style:style style:name="P3" style:family="paragraph" style:parent-style-name="Standard">
      <style:text-properties officeooo:rsid="00038bc2" officeooo:paragraph-rsid="00038bc2"/>
    </style:style>
    <style:style style:name="P4" style:family="paragraph" style:parent-style-name="Standard">
      <style:text-properties officeooo:rsid="0004302b" officeooo:paragraph-rsid="0004302b"/>
    </style:style>
    <style:style style:name="P5" style:family="paragraph" style:parent-style-name="Standard">
      <style:text-properties officeooo:rsid="0004302b" officeooo:paragraph-rsid="00056b71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4302b" officeooo:paragraph-rsid="0004302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56b71" officeooo:paragraph-rsid="00056b71" style:font-weight-asian="bold" style:font-weight-complex="bold"/>
    </style:style>
    <style:style style:name="P8" style:family="paragraph" style:parent-style-name="Standard">
      <style:text-properties officeooo:rsid="00056b71" officeooo:paragraph-rsid="00056b71"/>
    </style:style>
    <style:style style:name="P9" style:family="paragraph" style:parent-style-name="Standard">
      <style:text-properties style:text-underline-style="none" fo:font-weight="normal" officeooo:rsid="00056b71" officeooo:paragraph-rsid="00056b7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4302b" officeooo:paragraph-rsid="00056b71" style:font-weight-asian="normal" style:font-weight-complex="normal"/>
    </style:style>
    <style:style style:name="P11" style:family="paragraph" style:parent-style-name="Table_20_Contents">
      <style:text-properties officeooo:rsid="00038bc2" officeooo:paragraph-rsid="00038bc2"/>
    </style:style>
    <style:style style:name="P12" style:family="paragraph" style:parent-style-name="Table_20_Contents">
      <style:text-properties officeooo:rsid="00038bc2" officeooo:paragraph-rsid="00056b71"/>
    </style:style>
    <style:style style:name="P13" style:family="paragraph" style:parent-style-name="Table_20_Contents">
      <style:text-properties officeooo:rsid="0004302b" officeooo:paragraph-rsid="0004302b"/>
    </style:style>
    <style:style style:name="P14" style:family="paragraph" style:parent-style-name="Table_20_Contents">
      <style:text-properties officeooo:rsid="0004302b" officeooo:paragraph-rsid="00056b71"/>
    </style:style>
    <style:style style:name="P15" style:family="paragraph" style:parent-style-name="Table_20_Contents">
      <style:text-properties officeooo:rsid="0004302b" officeooo:paragraph-rsid="000726a3"/>
    </style:style>
    <style:style style:name="P16" style:family="paragraph" style:parent-style-name="Table_20_Contents">
      <style:text-properties officeooo:rsid="00056b71" officeooo:paragraph-rsid="00056b71"/>
    </style:style>
    <style:style style:name="P17" style:family="paragraph" style:parent-style-name="Table_20_Contents">
      <style:text-properties style:text-underline-style="none" fo:font-weight="normal" officeooo:rsid="0004302b" officeooo:paragraph-rsid="00056b71" style:font-weight-asian="normal" style:font-weight-complex="normal"/>
    </style:style>
    <style:style style:name="P18" style:family="paragraph" style:parent-style-name="Table_20_Contents">
      <style:text-properties style:text-underline-style="none" fo:font-weight="normal" officeooo:rsid="0004302b" officeooo:paragraph-rsid="000726a3" style:font-weight-asian="normal" style:font-weight-complex="normal"/>
    </style:style>
    <style:style style:name="P19" style:family="paragraph" style:parent-style-name="Table_20_Contents">
      <style:text-properties style:text-underline-style="none" fo:font-weight="normal" officeooo:rsid="000726a3" officeooo:paragraph-rsid="000726a3" style:font-weight-asian="normal" style:font-weight-complex="normal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0726a3" officeooo:paragraph-rsid="000726a3" style:font-weight-asian="bold" style:font-weight-complex="bold"/>
    </style:style>
    <style:style style:name="P21" style:family="paragraph" style:parent-style-name="Table_20_Contents">
      <style:text-properties officeooo:rsid="000726a3" officeooo:paragraph-rsid="000726a3"/>
    </style:style>
    <style:style style:name="P22" style:family="paragraph" style:parent-style-name="Table_20_Contents">
      <style:text-properties officeooo:rsid="0008a415" officeooo:paragraph-rsid="0008a415"/>
    </style:style>
    <style:style style:name="T1" style:family="text">
      <style:text-properties officeooo:rsid="00038bc2"/>
    </style:style>
    <style:style style:name="T2" style:family="text">
      <style:text-properties officeooo:rsid="0004302b"/>
    </style:style>
    <style:style style:name="T3" style:family="text">
      <style:text-properties officeooo:rsid="00056b71"/>
    </style:style>
    <style:style style:name="T4" style:family="text">
      <style:text-properties officeooo:rsid="0008a4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de los implicados:</text:p>
      <text:p text:style-name="P1">Entorno de usuario</text:p>
      <text:p text:style-name="P2">Los usuarios directos del producto a desarrollar <text:span text:style-name="T1">podemos agruparlos en cuatro clases:</text:span></text:p>
      <text:p text:style-name="P3">Cliente de la aplicación:</text:p>
      <text:p text:style-name="P3">No se le supone ningún conocimiento de informática.</text:p>
      <text:p text:style-name="P4">Socio:</text:p>
      <text:p text:style-name="P4">No se le supone ningún conocimiento de informática.</text:p>
      <text:p text:style-name="P3">Empresario:</text:p>
      <text:p text:style-name="P3">No se le supone gran conocimiento de informática.</text:p>
      <text:p text:style-name="P3">Administrador:</text:p>
      <text:p text:style-name="P3">Deberá de tener un conocimiento básico de informática que le permita gestionar el software desarrollado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Resumen de los implicados</text:p>
      <text:p text:style-name="P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1">Nombre</text:p>
          </table:table-cell>
          <table:table-cell table:style-name="Tabla1.A1" office:value-type="string">
            <text:p text:style-name="P11">Descripción</text:p>
          </table:table-cell>
          <table:table-cell table:style-name="Tabla1.A1" office:value-type="string">
            <text:p text:style-name="P11">Tipo</text:p>
          </table:table-cell>
          <table:table-cell table:style-name="Tabla1.D1" office:value-type="string">
            <text:p text:style-name="P11">Responsabilidad</text:p>
          </table:table-cell>
        </table:table-row>
        <table:table-row>
          <table:table-cell table:style-name="Tabla1.A2" office:value-type="string">
            <text:p text:style-name="P11">Cliente</text:p>
          </table:table-cell>
          <table:table-cell table:style-name="Tabla1.A2" office:value-type="string">
            <text:p text:style-name="P11">Representa un potencial <text:span text:style-name="T2">socio</text:span></text:p>
          </table:table-cell>
          <table:table-cell table:style-name="Tabla1.A2" office:value-type="string">
            <text:p text:style-name="P11">Usuario de <text:span text:style-name="T2">producto</text:span>.</text:p>
          </table:table-cell>
          <table:table-cell table:style-name="Tabla1.D2" office:value-type="string">
            <text:p text:style-name="P16">Registrarse.</text:p>
            <text:p text:style-name="P13">Consultar ofertas.</text:p>
          </table:table-cell>
        </table:table-row>
        <table:table-row>
          <table:table-cell table:style-name="Tabla1.A2" office:value-type="string">
            <text:p text:style-name="P13">Socio</text:p>
          </table:table-cell>
          <table:table-cell table:style-name="Tabla1.A2" office:value-type="string">
            <text:p text:style-name="P13">Representa un socio</text:p>
          </table:table-cell>
          <table:table-cell table:style-name="Tabla1.A2" office:value-type="string">
            <text:p text:style-name="P13">Usuario de producto.</text:p>
          </table:table-cell>
          <table:table-cell table:style-name="Tabla1.D2" office:value-type="string">
            <text:p text:style-name="P13">Realizar pedidos y/o reservas.</text:p>
            <text:p text:style-name="P13">Realizar el pago.</text:p>
            <text:p text:style-name="P13">Opinar y realizar encuestas.</text:p>
            <text:p text:style-name="P13">Recibir ofertas.</text:p>
            <text:p text:style-name="P13">Gestionar su monedero electrónico.</text:p>
          </table:table-cell>
        </table:table-row>
        <table:table-row>
          <table:table-cell table:style-name="Tabla1.A2" office:value-type="string">
            <text:p text:style-name="P11">Empresario</text:p>
          </table:table-cell>
          <table:table-cell table:style-name="Tabla1.A2" office:value-type="string">
            <text:p text:style-name="P11">Representa una empresa que utiliza el software para ofertar su producto y captar clientes.</text:p>
          </table:table-cell>
          <table:table-cell table:style-name="Tabla1.A2" office:value-type="string">
            <text:p text:style-name="P11">Usuario de <text:span text:style-name="T2">producto</text:span>.</text:p>
          </table:table-cell>
          <table:table-cell table:style-name="Tabla1.D2" office:value-type="string">
            <text:p text:style-name="P13">Ofertar su producto.</text:p>
            <text:p text:style-name="P13">Gestionar reservas.</text:p>
            <text:p text:style-name="P13">Ofrecer y gestionar ofertas y promociones.</text:p>
          </table:table-cell>
        </table:table-row>
        <table:table-row>
          <table:table-cell table:style-name="Tabla1.A2" office:value-type="string">
            <text:p text:style-name="P11">Administrador</text:p>
          </table:table-cell>
          <table:table-cell table:style-name="Tabla1.A2" office:value-type="string">
            <text:p text:style-name="P11">Representa al encargado de gestionar el software.</text:p>
          </table:table-cell>
          <table:table-cell table:style-name="Tabla1.A2" office:value-type="string">
            <text:p text:style-name="P11">Usuario de producto.</text:p>
          </table:table-cell>
          <table:table-cell table:style-name="Tabla1.D2" office:value-type="string">
            <text:p text:style-name="P13">Gestionar las distintas plataformas del software.</text:p>
            <text:p text:style-name="P13">Atender las peticiones,dudas y recomendaciones del resto de implicados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><text:soft-page-break/><text:tab/><text:tab/><text:tab/><text:tab/><text:tab/>Perfiles de los implicados</text:p>
      <text:p text:style-name="P4"/>
      <text:p text:style-name="P6">Cliente:</text:p>
      <text:p text:style-name="P6"/>
      <text:p text:style-name="P4">Implicación:</text:p>
      <text:p text:style-name="P4"><text:tab/>Utilizará el software para registrarse como <text:span text:style-name="T3">empresario o como socio</text:span>, para consultar ofertas <text:tab/>y/<text:span text:style-name="T3">o </text:span>productos anunciados, <text:span text:style-name="T3">y para consultar las condiciones del servicio.</text:span></text:p>
      <text:p text:style-name="P4"/>
      <text:p text:style-name="P4">Criterios de éxito:</text:p>
      <text:p text:style-name="P4"><text:tab/>Fácil utilización del sistema.</text:p>
      <text:p text:style-name="P4"><text:tab/>Oferta variada, personalizada, <text:span text:style-name="T3">clara y llamativa.</text:span></text:p>
      <text:p text:style-name="P4"><text:tab/></text:p>
      <text:p text:style-name="P8">Responsabilidad:</text:p>
      <text:p text:style-name="P12"><text:tab/><text:span text:style-name="T3">Registrarse como empresario o socio.</text:span></text:p>
      <text:p text:style-name="P14"><text:tab/>Consultar ofertas.</text:p>
      <text:p text:style-name="P14"/>
      <text:p text:style-name="P7">Socio:</text:p>
      <text:p text:style-name="P9"/>
      <text:p text:style-name="P9">Implicación:</text:p>
      <text:p text:style-name="P9"><text:tab/>Utilizará el sistema para consultar ofertas, realizar pedidos, realizar pagos,gestionar su <text:tab/>monedero electrónico y opinar sobre el sistema, <text:s/>las ofertas y los servicios ofrecidos.</text:p>
      <text:p text:style-name="P9"/>
      <text:p text:style-name="P9">Criterios de éxito:</text:p>
      <text:p text:style-name="P5"><text:tab/>Fácil utilización del sistema.</text:p>
      <text:p text:style-name="P10"><text:tab/>Oferta variada, personalizada, <text:span text:style-name="T3">clara y llamativa.</text:span></text:p>
      <text:p text:style-name="P10"/>
      <text:p text:style-name="P9">Responsabilidad:</text:p>
      <text:p text:style-name="P9"><text:tab/><text:span text:style-name="T2">Realizar pedidos y/o reservas.</text:span></text:p>
      <text:p text:style-name="P14"><text:tab/>Realizar el pago.</text:p>
      <text:p text:style-name="P14"><text:tab/>Opinar y realizar encuestas.</text:p>
      <text:p text:style-name="P14"><text:tab/>Recibir ofertas.</text:p>
      <text:p text:style-name="P10"><text:tab/>Gestionar su monedero electrónico.</text:p>
      <text:p text:style-name="P10"/>
      <text:p text:style-name="P7">Empresario:</text:p>
      <text:p text:style-name="P7"/>
      <text:p text:style-name="P9">Implicación:</text:p>
      <text:p text:style-name="P9"><text:tab/>Utilizará el software para ofertar su producto, gestionar las reservas o pedidos, lanzar ofertas <text:tab/>y promociones y atender a las opiniones y sugerencias.</text:p>
      <text:p text:style-name="P9"/>
      <text:p text:style-name="P9">Criterios de éxito:</text:p>
      <text:p text:style-name="P9"><text:tab/>Fácil utilización del sistema.</text:p>
      <text:p text:style-name="P9"><text:tab/>Buena promoción de su producto.</text:p>
      <text:p text:style-name="P9"/>
      <text:p text:style-name="P9">Responsabilidad:</text:p>
      <text:p text:style-name="P14"><text:tab/>Ofertar su producto.</text:p>
      <text:p text:style-name="P14"><text:tab/>Gestionar reservas.</text:p>
      <text:p text:style-name="P17"><text:tab/>Ofrecer y gestionar ofertas y promociones.</text:p>
      <text:p text:style-name="P17"/>
      <text:p text:style-name="P17"/>
      <text:p text:style-name="P17"/>
      <text:p text:style-name="P17"/>
      <text:p text:style-name="P17"/>
      <text:p text:style-name="P20"><text:soft-page-break/>Administrador:</text:p>
      <text:p text:style-name="P19"/>
      <text:p text:style-name="P19">Implicación:</text:p>
      <text:p text:style-name="P19"><text:tab/>Será el encargado del mantenimiento del servicio. Gestionará como se muestran las distintas <text:tab/>ofertas.</text:p>
      <text:p text:style-name="P19"/>
      <text:p text:style-name="P19">Criterios de éxito:</text:p>
      <text:p text:style-name="P19"><text:tab/>Buena acogida por parte del resto de usuarios y buena gestión de los servicios ofrecidos.</text:p>
      <text:p text:style-name="P19"/>
      <text:p text:style-name="P19">Responsabilidad:</text:p>
      <text:p text:style-name="P15"><text:tab/>Gestionar las distintas plataformas del software.</text:p>
      <text:p text:style-name="P18"><text:tab/>Atender las peticiones,dudas y recomendaciones del resto de implicado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tab/><text:tab/><text:tab/><text:tab/>Principales necesidades de los implicados</text:p>
      <text:p text:style-name="P19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1">Necesidad</text:p>
          </table:table-cell>
          <table:table-cell table:style-name="Tabla2.A1" office:value-type="string">
            <text:p text:style-name="P21">Prioridad</text:p>
          </table:table-cell>
          <table:table-cell table:style-name="Tabla2.A1" office:value-type="string">
            <text:p text:style-name="P21">Problema</text:p>
          </table:table-cell>
          <table:table-cell table:style-name="Tabla2.A1" office:value-type="string">
            <text:p text:style-name="P21">Solución actual</text:p>
          </table:table-cell>
          <table:table-cell table:style-name="Tabla2.E1" office:value-type="string">
            <text:p text:style-name="P21">Solución propuesta</text:p>
          </table:table-cell>
        </table:table-row>
        <table:table-row>
          <table:table-cell table:style-name="Tabla2.A2" office:value-type="string">
            <text:p text:style-name="P21">Reserva o pedido de comida. </text:p>
          </table:table-cell>
          <table:table-cell table:style-name="Tabla2.A2" office:value-type="string">
            <text:p text:style-name="P21">Alta.</text:p>
          </table:table-cell>
          <table:table-cell table:style-name="Tabla2.A2" office:value-type="string">
            <text:p text:style-name="P21">Acceder a toda la oferta existente. Entrar en contacto.</text:p>
          </table:table-cell>
          <table:table-cell table:style-name="Tabla2.A2" office:value-type="string">
            <text:p text:style-name="P21">Búsqueda en puntos de información diversos y separados(pags webs,google,guías telefónicas...)</text:p>
          </table:table-cell>
          <table:table-cell table:style-name="Tabla2.E2" office:value-type="string">
            <text:p text:style-name="P21">Reunir toda la oferta en una único lugar de manera que sea fácil y sencillo acceder a ella y realizar comparaciones y pedidos o reservas.</text:p>
          </table:table-cell>
        </table:table-row>
        <table:table-row>
          <table:table-cell table:style-name="Tabla2.A2" office:value-type="string">
            <text:p text:style-name="P21">Opinar <text:span text:style-name="T4">y realizar sugerencias</text:span>.</text:p>
          </table:table-cell>
          <table:table-cell table:style-name="Tabla2.A2" office:value-type="string">
            <text:p text:style-name="P21">Media.</text:p>
          </table:table-cell>
          <table:table-cell table:style-name="Tabla2.A2" office:value-type="string">
            <text:p text:style-name="P21">Difícil contacto con los proveedores de servicio.</text:p>
          </table:table-cell>
          <table:table-cell table:style-name="Tabla2.A2" office:value-type="string">
            <text:p text:style-name="P21">Contacto directo.</text:p>
          </table:table-cell>
          <table:table-cell table:style-name="Tabla2.E2" office:value-type="string">
            <text:p text:style-name="P21">Crear una plataforma de opinión donde los clientes contacte directamente con los empresarios.</text:p>
          </table:table-cell>
        </table:table-row>
        <table:table-row>
          <table:table-cell table:style-name="Tabla2.A2" office:value-type="string">
            <text:p text:style-name="P21">Oferta de servicios.</text:p>
          </table:table-cell>
          <table:table-cell table:style-name="Tabla2.A2" office:value-type="string">
            <text:p text:style-name="P21">Alta.</text:p>
          </table:table-cell>
          <table:table-cell table:style-name="Tabla2.A2" office:value-type="string">
            <text:p text:style-name="P21">Ofrecer una buena publicidad e información del producto.</text:p>
          </table:table-cell>
          <table:table-cell table:style-name="Tabla2.A2" office:value-type="string">
            <text:p text:style-name="P22">Publicidad en distintos sitios y medios.</text:p>
          </table:table-cell>
          <table:table-cell table:style-name="Tabla2.E2" office:value-type="string">
            <text:p text:style-name="P22">Crear una plataforma de contacto entre usuarios y empresarios, centralizando la oferta.</text:p>
          </table:table-cell>
        </table:table-row>
        <table:table-row>
          <table:table-cell table:style-name="Tabla2.A2" office:value-type="string">
            <text:p text:style-name="P22">Gestión de reservas y pedidos.</text:p>
          </table:table-cell>
          <table:table-cell table:style-name="Tabla2.A2" office:value-type="string">
            <text:p text:style-name="P22">Alta.</text:p>
          </table:table-cell>
          <table:table-cell table:style-name="Tabla2.A2" office:value-type="string">
            <text:p text:style-name="P22">Gestionar de manera centralizada y limpia las reservas y pedidos.</text:p>
          </table:table-cell>
          <table:table-cell table:style-name="Tabla2.A2" office:value-type="string">
            <text:p text:style-name="P22">Distintos sistemas informáticos y analógicos.</text:p>
          </table:table-cell>
          <table:table-cell table:style-name="Tabla2.E2" office:value-type="string">
            <text:p text:style-name="P22">Ofrecer un software capaz de gestionar y de mantener un registro.</text:p>
          </table:table-cell>
        </table:table-row>
        <table:table-row>
          <table:table-cell table:style-name="Tabla2.A2" office:value-type="string">
            <text:p text:style-name="P22">Pagar.</text:p>
          </table:table-cell>
          <table:table-cell table:style-name="Tabla2.A2" office:value-type="string">
            <text:p text:style-name="P22">Alta.</text:p>
          </table:table-cell>
          <table:table-cell table:style-name="Tabla2.A2" office:value-type="string">
            <text:p text:style-name="P22">Pago difícil e inseguro.</text:p>
          </table:table-cell>
          <table:table-cell table:style-name="Tabla2.A2" office:value-type="string">
            <text:p text:style-name="P22">Distintos plataformas de pago online o pago en efectivo.</text:p>
          </table:table-cell>
          <table:table-cell table:style-name="Tabla2.E2" office:value-type="string">
            <text:p text:style-name="P22">Ofrecer un monedero electrónico que permita el pago de <text:s/>seguro. Permitir un pago desde el propio sistema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47:56.572038908</meta:creation-date>
    <dc:date>2016-03-15T21:05:47.730697497</dc:date>
    <meta:editing-duration>PT1H16M26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4" meta:paragraph-count="112" meta:word-count="552" meta:character-count="3966" meta:non-whitespace-character-count="3480"/>
  </office:meta>
</office:document-meta>
</file>